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41cm" fo:min-width="1.09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58cm" fo:min-width="2.32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58cm" fo:min-width="1.559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7pt" style:font-size-asian="7pt" style:font-size-complex="7pt"/>
    </style:style>
    <style:style style:name="P2" style:family="paragraph">
      <loext:graphic-properties draw:fill-color="#ffffff"/>
      <style:paragraph-properties fo:text-align="center"/>
      <style:text-properties style:font-name="TeX Gyre Bonum" fo:font-size="7pt" style:font-size-asian="7pt" style:font-size-complex="7pt"/>
    </style:style>
    <style:style style:name="P3" style:family="paragraph">
      <style:text-properties style:font-name="TeX Gyre Bonum" fo:font-size="11pt" style:font-size-asian="11pt" style:font-size-complex="11pt"/>
    </style:style>
    <style:style style:name="P4" style:family="paragraph">
      <loext:graphic-properties draw:fill-color="#ffffff"/>
      <style:paragraph-properties fo:text-align="center"/>
      <style:text-properties style:font-name="TeX Gyre Bonum"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font-name="TeX Gyre Bonum" fo:font-size="7pt" style:font-size-asian="7pt" style:font-size-complex="7pt"/>
    </style:style>
    <style:style style:name="T2" style:family="text">
      <style:text-properties style:font-name="TeX Gyre Bonum" fo:font-size="8pt" style:font-size-asian="8pt" style:font-size-complex="8pt"/>
    </style:style>
    <style:style style:name="T3" style:family="text">
      <style:text-properties style:font-name="TeX Gyre Bonum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51cm" svg:height="1.143cm" svg:x="0.492cm" svg:y="3.54cm">
          <text:p text:style-name="P1"><text:span text:style-name="T1">Partition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143cm" svg:x="2.27cm" svg:y="3.54cm">
          <text:p text:style-name="P1"><text:span text:style-name="T1">Partition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143cm" svg:x="4.048cm" svg:y="3.54cm">
          <text:p text:style-name="P1"><text:span text:style-name="T1">Partition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143cm" svg:x="5.826cm" svg:y="3.54cm">
          <text:p text:style-name="P1"><text:span text:style-name="T1">Partition 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921cm" svg:height="0.508cm" svg:x="4.302cm" svg:y="0.619cm">
          <text:p text:style-name="P3"><text:span text:style-name="T2">ha</text:span><text:span text:style-name="T2">sh(</text:span><text:span text:style-name="T3">‘w’</text:span><text:span text:style-name="T2">) % 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2.159cm" svg:height="0.508cm" svg:x="1.127cm" svg:y="2.143cm">
          <text:p text:style-name="P3"><text:span text:style-name="T2">hash(</text:span><text:span text:style-name="T3">‘wo’</text:span><text:span text:style-name="T2">) %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3.284cm" svg:y1="2.526cm" svg:x2="3.286cm" svg:y2="3.54cm" svg:d="M3284 2526l2 1014" svg:viewBox="0 0 3 1015">
          <text:p/>
        </draw:connector>
        <draw:connector draw:style-name="gr4" draw:text-style-name="P5" draw:layer="layout" draw:type="line" svg:x1="1.127cm" svg:y1="2.526cm" svg:x2="1.129cm" svg:y2="3.54cm" svg:d="M1127 2526l2 1014" svg:viewBox="0 0 3 1015">
          <text:p/>
        </draw:connector>
        <draw:connector draw:style-name="gr4" draw:text-style-name="P5" draw:layer="layout" draw:type="line" svg:x1="4.683cm" svg:y1="2.526cm" svg:x2="4.685cm" svg:y2="3.54cm" svg:d="M4683 2526l2 1014" svg:viewBox="0 0 3 1015">
          <text:p/>
        </draw:connector>
        <draw:connector draw:style-name="gr4" draw:text-style-name="P5" draw:layer="layout" draw:type="line" svg:x1="6.842cm" svg:y1="2.524cm" svg:x2="6.844cm" svg:y2="3.538cm" svg:d="M6842 2524l2 1014" svg:viewBox="0 0 3 1015">
          <text:p/>
        </draw:connector>
        <draw:custom-shape draw:style-name="gr1" draw:text-style-name="P2" draw:layer="layout" svg:width="1.651cm" svg:height="1.143cm" svg:x="7.604cm" svg:y="3.54cm">
          <text:p text:style-name="P1"><text:span text:style-name="T1">Parti</text:span><text:span text:style-name="T1">tion 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143cm" svg:x="9.382cm" svg:y="3.54cm">
          <text:p text:style-name="P1"><text:span text:style-name="T1">Partition 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159cm" svg:height="0.508cm" svg:x="4.683cm" svg:y="2.143cm">
          <text:p text:style-name="P3"><text:span text:style-name="T2">hash(</text:span><text:span text:style-name="T3">‘wo’</text:span><text:span text:style-name="T2">) %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159cm" svg:height="0.508cm" svg:x="8.239cm" svg:y="2.143cm">
          <text:p text:style-name="P3"><text:span text:style-name="T2">has</text:span><text:span text:style-name="T2">h(</text:span><text:span text:style-name="T3">‘</text:span><text:span text:style-name="T3">wo’</text:span><text:span text:style-name="T2">) </text:span><text:span text:style-name="T2">% 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8.237cm" svg:y1="2.526cm" svg:x2="8.239cm" svg:y2="3.54cm" svg:d="M8237 2526l2 1014" svg:viewBox="0 0 3 1015">
          <text:p/>
        </draw:connector>
        <draw:connector draw:style-name="gr4" draw:text-style-name="P5" draw:layer="layout" draw:type="line" svg:x1="10.396cm" svg:y1="2.526cm" svg:x2="10.398cm" svg:y2="3.54cm" svg:d="M10396 2526l2 1014" svg:viewBox="0 0 3 1015">
          <text:p/>
        </draw:connector>
        <draw:connector draw:style-name="gr5" draw:text-style-name="P6" draw:layer="layout" svg:x1="5.762cm" svg:y1="1.127cm" svg:x2="5.762cm" svg:y2="2.143cm" draw:start-shape="id1" draw:start-glue-point="2" draw:end-shape="id2" draw:end-glue-point="0" svg:d="M5762 1127v1016" svg:viewBox="0 0 1 1017">
          <text:p/>
        </draw:connector>
        <draw:connector draw:style-name="gr6" draw:text-style-name="P5" draw:layer="layout" draw:type="line" svg:x1="4.302cm" svg:y1="0.873cm" svg:x2="2.206cm" svg:y2="2.143cm" draw:start-shape="id1" draw:start-glue-point="3" draw:end-shape="id3" draw:end-glue-point="0" svg:d="M4302 873l-2096 1270" svg:viewBox="0 0 2097 1271">
          <text:p/>
        </draw:connector>
        <draw:connector draw:style-name="gr6" draw:text-style-name="P5" draw:layer="layout" draw:type="line" svg:x1="7.223cm" svg:y1="0.873cm" svg:x2="9.318cm" svg:y2="2.143cm" draw:start-shape="id1" draw:start-glue-point="1" draw:end-shape="id4" draw:end-glue-point="0" svg:d="M7223 873l2095 1270" svg:viewBox="0 0 2096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10:15:10.101485393</meta:creation-date>
    <dc:date>2017-11-29T10:14:21.177607423</dc:date>
    <meta:editing-duration>PT22H26M57S</meta:editing-duration>
    <meta:editing-cycles>13</meta:editing-cycles>
    <meta:generator>LibreOffice/5.1.6.2$Linux_X86_64 LibreOffice_project/10m0$Build-2</meta:generator>
    <meta:document-statistic meta:object-count="19"/>
  </office:meta>
</office:document-meta>
</file>